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6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49a297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3e00b9" officeooo:paragraph-rsid="023e00b9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49a297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503173" officeooo:paragraph-rsid="0350317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4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.0201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19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35b6d60" officeooo:paragraph-rsid="035b6d60" style:font-size-asian="11pt" style:font-size-complex="11pt"/>
    </style:style>
    <style:style style:name="P21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2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9214f" style:font-size-asian="11pt" style:font-size-complex="11pt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36cd32e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5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6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7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41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7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8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9" style:family="text">
      <style:text-properties officeooo:rsid="00260b39"/>
    </style:style>
    <style:style style:name="T60" style:family="text">
      <style:text-properties officeooo:rsid="00278b3f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137f45c" style:font-weight-asian="normal" style:font-weight-complex="normal"/>
    </style:style>
    <style:style style:name="T63" style:family="text">
      <style:text-properties fo:font-weight="normal" officeooo:rsid="00278b3f" style:font-weight-asian="normal" style:font-weight-complex="normal"/>
    </style:style>
    <style:style style:name="T64" style:family="text">
      <style:text-properties fo:font-weight="normal" officeooo:rsid="02674a71" style:font-weight-asian="normal" style:font-weight-complex="normal"/>
    </style:style>
    <style:style style:name="T65" style:family="text">
      <style:text-properties fo:font-weight="normal" officeooo:rsid="02ce3488" style:font-weight-asian="normal" style:font-weight-complex="normal"/>
    </style:style>
    <style:style style:name="T66" style:family="text">
      <style:text-properties fo:font-weight="normal" officeooo:rsid="02d0d670" style:font-weight-asian="normal" style:font-weight-complex="normal"/>
    </style:style>
    <style:style style:name="T67" style:family="text">
      <style:text-properties fo:font-weight="normal" officeooo:rsid="010209be" style:font-weight-asian="normal" style:font-weight-complex="normal"/>
    </style:style>
    <style:style style:name="T68" style:family="text">
      <style:text-properties fo:font-weight="normal" officeooo:rsid="02a81501" style:font-weight-asian="normal" style:font-weight-complex="normal"/>
    </style:style>
    <style:style style:name="T69" style:family="text">
      <style:text-properties fo:font-weight="normal" officeooo:rsid="03396ad7" style:font-weight-asian="normal" style:font-weight-complex="normal"/>
    </style:style>
    <style:style style:name="T70" style:family="text">
      <style:text-properties fo:font-weight="normal" officeooo:rsid="033189bf" style:font-weight-asian="normal" style:font-weight-complex="normal"/>
    </style:style>
    <style:style style:name="T71" style:family="text">
      <style:text-properties fo:font-weight="normal" officeooo:rsid="0349a297" style:font-weight-asian="normal" style:font-weight-complex="normal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82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83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84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85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86" style:family="text">
      <style:text-properties fo:font-style="normal" style:text-underline-style="none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87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88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89" style:family="text">
      <style:text-properties fo:font-style="normal" style:text-underline-style="solid" style:text-underline-width="auto" style:text-underline-color="font-color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90" style:family="text">
      <style:text-properties style:text-underline-style="none" fo:font-weight="normal" style:font-weight-asian="normal" style:font-weight-complex="normal"/>
    </style:style>
    <style:style style:name="T91" style:family="text">
      <style:text-properties style:text-underline-style="none" fo:font-weight="normal" officeooo:rsid="0475f12f" style:font-weight-asian="normal" style:font-weight-complex="normal"/>
    </style:style>
    <style:style style:name="T92" style:family="text">
      <style:text-properties style:text-underline-style="none" fo:font-weight="normal" officeooo:rsid="0459229f" style:font-weight-asian="normal" style:font-weight-complex="normal"/>
    </style:style>
    <style:style style:name="T93" style:family="text">
      <style:text-properties style:text-underline-style="none" fo:font-weight="normal" officeooo:rsid="036e4e02" style:font-weight-asian="normal" style:font-weight-complex="normal"/>
    </style:style>
    <style:style style:name="T94" style:family="text">
      <style:text-properties style:text-underline-style="none" fo:font-weight="normal" officeooo:rsid="036f92df" style:font-weight-asian="normal" style:font-weight-complex="normal"/>
    </style:style>
    <style:style style:name="T95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96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97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98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99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00" style:family="text">
      <style:text-properties officeooo:rsid="003b8c87" style:font-name-complex="Arial1"/>
    </style:style>
    <style:style style:name="T101" style:family="text">
      <style:text-properties officeooo:rsid="00a98c5f" style:font-name-complex="Arial1"/>
    </style:style>
    <style:style style:name="T102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03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06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07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08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09" style:family="text">
      <style:text-properties style:font-name="Times New Roman" fo:font-weight="bold" style:font-weight-asian="bold" style:font-weight-complex="bold"/>
    </style:style>
    <style:style style:name="T110" style:family="text">
      <style:text-properties style:font-name="Times New Roman" fo:font-weight="bold" officeooo:rsid="023ac0bd" style:font-weight-asian="bold" style:font-weight-complex="bold"/>
    </style:style>
    <style:style style:name="T111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12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13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14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15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16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17" style:family="text">
      <style:text-properties style:font-name="Times New Roman" fo:letter-spacing="0.002in" officeooo:rsid="023ac0bd"/>
    </style:style>
    <style:style style:name="T118" style:family="text">
      <style:text-properties style:font-name="Times New Roman" fo:letter-spacing="0.002in" officeooo:rsid="02c940cf"/>
    </style:style>
    <style:style style:name="T119" style:family="text">
      <style:text-properties style:font-name="Times New Roman" fo:letter-spacing="0.002in" officeooo:rsid="015f885d"/>
    </style:style>
    <style:style style:name="T120" style:family="text">
      <style:text-properties style:font-name="Times New Roman" fo:letter-spacing="0.002in" officeooo:rsid="0307f9f1"/>
    </style:style>
    <style:style style:name="T121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22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23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24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25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26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27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28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29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30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31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32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33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34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38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42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43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44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45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46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47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48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49" style:family="text">
      <style:text-properties officeooo:rsid="00d92337"/>
    </style:style>
    <style:style style:name="T150" style:family="text">
      <style:text-properties officeooo:rsid="0137f45c"/>
    </style:style>
    <style:style style:name="T151" style:family="text">
      <style:text-properties officeooo:rsid="01f65f19"/>
    </style:style>
    <style:style style:name="T152" style:family="text">
      <style:text-properties officeooo:rsid="02ccee6b"/>
    </style:style>
    <style:style style:name="T153" style:family="text">
      <style:text-properties officeooo:rsid="02ce3488"/>
    </style:style>
    <style:style style:name="T154" style:family="text">
      <style:text-properties officeooo:rsid="03271583"/>
    </style:style>
    <style:style style:name="T155" style:family="text">
      <style:text-properties officeooo:rsid="033189bf"/>
    </style:style>
    <style:style style:name="T156" style:family="text">
      <style:text-properties fo:font-size="12pt" style:font-size-asian="12pt" style:font-size-complex="12pt"/>
    </style:style>
    <style:style style:name="T157" style:family="text">
      <style:text-properties officeooo:rsid="0349a297"/>
    </style:style>
    <style:style style:name="T158" style:family="text">
      <style:text-properties officeooo:rsid="034b463a"/>
    </style:style>
    <style:style style:name="T159" style:family="text">
      <style:text-properties officeooo:rsid="035170a6"/>
    </style:style>
    <style:style style:name="T160" style:family="text">
      <style:text-properties fo:font-style="italic" style:text-underline-style="none" officeooo:rsid="00391b97" style:font-style-asian="italic" style:font-style-complex="italic"/>
    </style:style>
    <style:style style:name="T161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6">Curriculum vitae<text:tab/><text:tab/><text:tab/><text:tab/><text:tab/><text:tab/><text:tab/></text:span><text:tab/><text:tab/></text:p>
      <text:p text:style-name="P16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7"><text:span text:style-name="T119">ORCID: 0000-0001-5537-637X </text:span><text:span text:style-name="T120">| </text:span><text:span text:style-name="T117">R</text:span><text:span text:style-name="T118">esearch website: http://www.iki.fi/Leo.Lahti</text:span></text:p>
      <text:p text:style-name="P7"><text:span text:style-name="T110">E</text:span><text:span text:style-name="T109">ducation</text:span></text:p>
      <text:p text:style-name="P3"><text:span text:style-name="T62">9/</text:span><text:span text:style-name="T61">20</text:span><text:span text:style-name="T63">15 </text:span><text:span text:style-name="T66">Title of </text:span><text:span text:style-name="T64">Docent </text:span><text:span text:style-name="T65">(Applied Mathematics)</text:span>, University of <text:span text:style-name="T60">Turku, Finland.</text:span></text:p>
      <text:p text:style-name="P4"><text:span text:style-name="T150">12/2010 </text:span>Doctor of Science <text:span text:style-name="T151">in </text:span>Technology <text:span text:style-name="T153">(Bioinformatics)</text:span>, <text:span text:style-name="T59">Aalto University</text:span>, <text:span text:style-name="T152">Finland</text:span><text:span text:style-name="T100">. </text:span></text:p>
      <text:p text:style-name="P4"><text:span text:style-name="T150">12/2003 </text:span>Master of Science <text:span text:style-name="T151">in </text:span>Technology <text:span text:style-name="T153">(Engineering Mathematics)</text:span>, <text:span text:style-name="T59">Helsinki Univ. Technology</text:span>, <text:span text:style-name="T152">Finland</text:span><text:span text:style-name="T101">. </text:span></text:p>
      <text:p text:style-name="P8"><text:span text:style-name="T149">7/2008 Bachelor </text:span>of Science <text:span text:style-name="T151">in Political Sciences (Practical Philosophy)</text:span>, <text:span text:style-name="T59">University of Helsinki</text:span>, <text:span text:style-name="T152">Finland.</text:span></text:p>
      <text:p text:style-name="P2">Current <text:span text:style-name="T154">positions</text:span></text:p>
      <text:p text:style-name="P11"><text:span text:style-name="T157">8/2019</text:span>- <text:s/><text:span text:style-name="T157">Associate Professor. </text:span><text:span text:style-name="T61">University of Turku. </text:span><text:span text:style-name="T71">Department of Future Technologies</text:span><text:span text:style-name="T90">. </text:span></text:p>
      <text:p text:style-name="P14">6/2019- Turku City Data Oy Board member and scientific advisor (from founding date). <text:s/></text:p>
      <text:p text:style-name="P13"><text:span text:style-name="T144">4/2017- </text:span><text:span text:style-name="T145">S</text:span><text:span text:style-name="T146">cientific advisor, </text:span><text:span text:style-name="T147">Machine Learning &amp; AI. </text:span><text:span text:style-name="T146">Blueprint Genetics </text:span><text:span text:style-name="T148">Co. </text:span><text:span text:style-name="T145">Finland.</text:span><text:span text:style-name="T147"> </text:span></text:p>
      <text:p text:style-name="P9">9/2016-<text:span text:style-name="T158">7</text:span>/20<text:span text:style-name="T158">19</text:span> <text:span text:style-name="T155">Group leader </text:span><text:span text:style-name="T70">&amp; </text:span><text:span text:style-name="T61">Academy Research Fellow. University of Turku. Mathematics and Statistics. </text:span></text:p>
      <text:p text:style-name="P10"/>
      <text:p text:style-name="P12">International experience</text:p>
      <text:p text:style-name="P10">12/2015-8/2018 (2.5 years) Visiting scholar. <text:span text:style-name="T159">Raes Lab. </text:span>VIB/KU Leuven, Belgium. <text:s/></text:p>
      <text:p text:style-name="P5"><text:span text:style-name="T22">9/</text:span><text:span text:style-name="T23">2012-</text:span><text:span text:style-name="T22">8/</text:span><text:span text:style-name="T23">2015 </text:span><text:span text:style-name="T24">(</text:span><text:span text:style-name="T25">3 years</text:span><text:span text:style-name="T24">) </text:span><text:span text:style-name="T23">Academy of Finland </text:span><text:span text:style-name="T26">Postdoc</text:span><text:span text:style-name="T23">.</text:span><text:span text:style-name="T25"> </text:span><text:span text:style-name="T27">Univ. </text:span><text:span text:style-name="T67">Helsinki </text:span><text:span text:style-name="T68">&amp; </text:span><text:span text:style-name="T73">Wageningen </text:span><text:span text:style-name="T74">(Netherlands)</text:span><text:span text:style-name="T75">. </text:span></text:p>
      <text:p text:style-name="P19"><text:span text:style-name="T76">1</text:span><text:span text:style-name="T75">1/2010-1/2011 </text:span><text:span text:style-name="T77">(3 months) </text:span><text:span text:style-name="T75">European Bioinformatics Institute EBI, UK. </text:span><text:span text:style-name="T28">Visiting </text:span><text:span text:style-name="T23">scholar.</text:span><text:span text:style-name="T29"> </text:span></text:p>
      <text:p text:style-name="P18"><text:span text:style-name="T75">7/2002 </text:span><text:span text:style-name="T78">(1.5 months) </text:span><text:span text:style-name="T79">Croatian </text:span><text:span text:style-name="T80">Meteorological Institute, Zagreb, Croatia. </text:span><text:span text:style-name="T75">Summer trainee. </text:span><text:span text:style-name="T80"><text:s/></text:span><text:span text:style-name="T75"><text:s/></text:span></text:p>
      <text:p text:style-name="P19"><text:span text:style-name="T75">6/2001-8/2001 </text:span><text:span text:style-name="T77">(3 months) </text:span><text:span text:style-name="T75">CERN, Geneva, Switzerland. Research trainee.</text:span></text:p>
      <text:p text:style-name="P20"><text:span text:style-name="T75">9-</text:span><text:span text:style-name="T72">10/2000 (2 months) Dakshinayan, Bihar, India. Volunteering teacher in a rural village.</text:span></text:p>
      <text:p text:style-name="P21"><text:span text:style-name="T2">Fellowships and awards in the last 5 years </text:span><text:span text:style-name="T160">Major </text:span><text:span text:style-name="T161">awards:</text:span><text:span text:style-name="T87">Academy of Finland </text:span><text:span text:style-name="T88">Research F</text:span><text:span text:style-name="T87">ellow</text:span><text:span text:style-name="T81"> (</text:span><text:span text:style-name="T85">1.14M</text:span><text:span text:style-name="T84">e; </text:span><text:span text:style-name="T83">9/</text:span><text:span text:style-name="T84">201</text:span><text:span text:style-name="T82">6</text:span><text:span text:style-name="T84">-</text:span><text:span text:style-name="T83">8/</text:span><text:span text:style-name="T84">20</text:span><text:span text:style-name="T82">21</text:span><text:span text:style-name="T81">); </text:span><text:span text:style-name="T89">SPARC grant</text:span><text:span text:style-name="T86">, government of India (2019-2021; 60 000e); </text:span><text:span text:style-name="T102">201</text:span><text:span text:style-name="T103">7</text:span><text:span text:style-name="T102"> Open </text:span><text:span text:style-name="T104">S</text:span><text:span text:style-name="T102">cience award </text:span><text:span text:style-name="T105">by</text:span><text:span text:style-name="T102"> Ministry of Education and Culture</text:span><text:span text:style-name="T95"> </text:span><text:span text:style-name="T99">f</text:span><text:span text:style-name="T95">or </text:span><text:span text:style-name="T96">Open Knowledge Finland Open Science work group, </text:span><text:span text:style-name="T98">where</text:span><text:span text:style-name="T96"> I am founding member, first coordinator, and </text:span><text:span text:style-name="T97">active </text:span><text:span text:style-name="T98">contributor</text:span><text:span text:style-name="T96">.</text:span></text:p>
      <text:p text:style-name="P15"><text:span text:style-name="T3">S</text:span><text:span text:style-name="T1">upervision </text:span><text:span text:style-name="T3">of graduate students and research fellows </text:span><text:span text:style-name="T69">PI in University of Turku. </text:span><text:span text:style-name="T20">P</text:span><text:span text:style-name="T18">rimary supervisor for </text:span><text:span text:style-name="T14">2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30">.</text:span></text:p>
      <text:list xml:id="list2271712026" text:style-name="RTF_5f_Num_20_3">
        <text:list-item>
          <text:p text:style-name="P22">Community service</text:p>
        </text:list-item>
        <text:list-item>
          <text:p text:style-name="P23"><text:span text:style-name="T121">2</text:span><text:span text:style-name="T127">022 European Conference on Computational Biology (ECCB)</text:span><text:span text:style-name="T123">.</text:span><text:span text:style-name="T122"> </text:span><text:span text:style-name="T128">O</text:span><text:span text:style-name="T129">rganiz</text:span><text:span text:style-name="T128">ing committee</text:span><text:span text:style-name="T130">.</text:span></text:p>
        </text:list-item>
        <text:list-item>
          <text:h text:style-name="P28" text:outline-level="2"><text:span text:style-name="T91">2019 </text:span><text:span text:style-name="T93">2 x </text:span><text:span text:style-name="T92">PhD thes</text:span><text:span text:style-name="T94">i</text:span><text:span text:style-name="T92">s opponent </text:span><text:span text:style-name="T91">(</text:span><text:span text:style-name="T92">Karolinska, Sweden </text:span><text:span text:style-name="T91">&amp; Wageningen, The Netherlands)</text:span></text:h>
        </text:list-item>
        <text:list-item>
          <text:p text:style-name="P24"><text:span text:style-name="T121">2</text:span><text:span text:style-name="T131">019- </text:span>DARIAH-EU Bibliographic Data work group member. </text:p>
        </text:list-item>
        <text:list-item>
          <text:p text:style-name="P25"><text:span text:style-name="T121">2018- </text:span><text:span text:style-name="T122">Editor</text:span><text:span text:style-name="T123">ial board.</text:span><text:span text:style-name="T122"> </text:span><text:span text:style-name="T124">Frontiers in Microbiology </text:span><text:span text:style-name="T125">(2019-) </text:span><text:span text:style-name="T124">&amp; </text:span><text:span text:style-name="T122">Versus </text:span><text:span text:style-name="T126">Journal </text:span><text:span text:style-name="T125">(2018-)</text:span><text:span text:style-name="T37">. </text:span></text:p>
        </text:list-item>
        <text:list-item>
          <text:p text:style-name="P26"><text:span text:style-name="T111">12/</text:span><text:span text:style-name="T112">2016 </text:span><text:span text:style-name="T111">(</text:span><text:span text:style-name="T106">Int’</text:span><text:span text:style-name="T107">l</text:span><text:span text:style-name="T108">) </text:span><text:span text:style-name="T111">Conference </text:span><text:span text:style-name="T112">Philosophy and History of Open Science. </text:span><text:span text:style-name="T116">O</text:span><text:span text:style-name="T113">rganiz</text:span><text:span text:style-name="T116">ing committee</text:span><text:span text:style-name="T112">.</text:span></text:p>
        </text:list-item>
        <text:list-item>
          <text:p text:style-name="P26"><text:span text:style-name="T111">3/</text:span><text:span text:style-name="T112">2</text:span><text:span text:style-name="T111">018 </text:span><text:span text:style-name="T31">D</text:span><text:span text:style-name="T32">igital Humanities in the Nordics</text:span><text:span text:style-name="T33">. </text:span><text:span text:style-name="T115">P</text:span><text:span text:style-name="T114">rogram </text:span><text:span text:style-name="T112">committee</text:span><text:span text:style-name="T32"> </text:span><text:span text:style-name="T34">(Open Science chair).</text:span></text:p>
        </text:list-item>
        <text:list-item>
          <text:p text:style-name="P26"><text:span text:style-name="T34">9/2018 </text:span><text:span text:style-name="T31">European Conference Machine Learning &amp; Knowledge Discovery</text:span><text:span text:style-name="T35">. </text:span><text:span text:style-name="T34">Program committee</text:span><text:span text:style-name="T36">.</text:span></text:p>
        </text:list-item>
        <text:list-item>
          <text:p text:style-name="P26"><text:span text:style-name="T38">9/2017 </text:span><text:span text:style-name="T39">European Conference Machine Learning &amp; Knowledge Discovery</text:span><text:span text:style-name="T40">. </text:span><text:span text:style-name="T38">Program committee</text:span><text:span text:style-name="T41">.</text:span></text:p>
        </text:list-item>
        <text:list-item>
          <text:p text:style-name="P25"><text:span text:style-name="T132">201</text:span><text:span text:style-name="T133">3</text:span><text:span text:style-name="T134">-1</text:span><text:span text:style-name="T133">5 </text:span><text:span text:style-name="T135">Found</text:span><text:span text:style-name="T136">er</text:span><text:span text:style-name="T135"> </text:span><text:span text:style-name="T137">&amp;</text:span><text:span text:style-name="T135"> </text:span><text:span text:style-name="T133">coordinator. </text:span><text:span text:style-name="T135">Open Knowledge Finland </text:span><text:span text:style-name="T138">ry. </text:span><text:span text:style-name="T135">Open Science Work Group. </text:span><text:span text:style-name="T139">Finland.</text:span></text:p>
        </text:list-item>
        <text:list-item>
          <text:p text:style-name="P25"><text:span text:style-name="T140">2009-10 Board member, </text:span><text:span text:style-name="T139">PR &amp; </text:span><text:span text:style-name="T141">v</text:span><text:span text:style-name="T140">ice pres</text:span><text:span text:style-name="T142">ident</text:span><text:span text:style-name="T140">. </text:span><text:span text:style-name="T143">Society for Bioinformatics</text:span><text:span text:style-name="T140">. </text:span><text:span text:style-name="T139">Finland.</text:span></text:p>
          <text:list>
            <text:list-item>
              <text:list>
                <text:list-item>
                  <text:p text:style-name="P27"><text:s/></text:p>
                </text:list-item>
              </text:list>
            </text:list-item>
          </text:list>
        </text:list-item>
      </text:list>
      <text:p text:style-name="P6"><text:span text:style-name="T42">Bibliographic information </text:span><text:span text:style-name="T45">6</text:span><text:span text:style-name="T47">3</text:span><text:span text:style-name="T43"> peer-reviewed publications; h-index </text:span><text:span text:style-name="T45">20</text:span><text:span text:style-name="T43">; </text:span><text:span text:style-name="T45">20</text:span><text:span text:style-name="T43">00+ citations; </text:span><text:span text:style-name="T44">150+ co-authors; </text:span><text:span text:style-name="T46">10</text:span><text:span text:style-name="T58">0+ </text:span><text:span text:style-name="T54">academic </text:span><text:span text:style-name="T57">presentations </text:span><text:span text:style-name="T56">and </text:span><text:span text:style-name="T49">workshops </text:span><text:span text:style-name="T54">in </text:span><text:span text:style-name="T55">15+ countries</text:span><text:span text:style-name="T48">. </text:span><text:span text:style-name="T50">Developer of 10+ mature open research software projects </text:span><text:span text:style-name="T52">(bioinformatics, machine learning, open data) </text:span><text:span text:style-name="T51">with ~</text:span><text:span text:style-name="T53">100k </text:span><text:span text:style-name="T52">annual </text:span><text:span text:style-name="T51">downloads</text:span><text:span text:style-name="T5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7.1$Linux_X86_64 LibreOffice_project/20$Build-1</meta:generator>
    <dc:date>2019-10-24T19:49:44.508432048</dc:date>
    <meta:editing-duration>PT18H48M24S</meta:editing-duration>
    <meta:editing-cycles>630</meta:editing-cycles>
    <meta:document-statistic meta:table-count="0" meta:image-count="0" meta:object-count="0" meta:page-count="1" meta:paragraph-count="35" meta:word-count="408" meta:character-count="3159" meta:non-whitespace-character-count="2758"/>
  </office:meta>
</office:document-meta>
</file>